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907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span text:style-name="T1">Git status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4T20:13:23.260659213</meta:creation-date>
    <meta:generator>LibreOffice/6.4.7.2$Linux_X86_64 LibreOffice_project/40$Build-2</meta:generator>
    <dc:date>2021-12-04T20:14:33.463520542</dc:date>
    <meta:editing-duration>PT1M10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9"/>
  </office:meta>
</office:document-meta>
</file>